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8.098cm" fo:margin-left="0.169cm" table:align="left"/>
    </style:style>
    <style:style style:name="Table1.A" style:family="table-column">
      <style:table-column-properties style:column-width="3.122cm"/>
    </style:style>
    <style:style style:name="Table1.B" style:family="table-column">
      <style:table-column-properties style:column-width="6.482cm"/>
    </style:style>
    <style:style style:name="Table1.C" style:family="table-column">
      <style:table-column-properties style:column-width="8.493cm"/>
    </style:style>
    <style:style style:name="Table1.A1" style:family="table-cell">
      <style:table-cell-properties style:vertical-align="middle" fo:padding="0.049cm" fo:border="none"/>
    </style:style>
    <style:style style:name="Table1.13" style:family="table-row">
      <style:table-row-properties style:min-row-height="0.159cm"/>
    </style:style>
    <style:style style:name="Table1.29" style:family="table-row">
      <style:table-row-properties style:min-row-height="0.314cm"/>
    </style:style>
    <style:style style:name="Table1.95" style:family="table-row">
      <style:table-row-properties style:min-row-height="0.474cm"/>
    </style:style>
    <style:style style:name="Table1.96" style:family="table-row">
      <style:table-row-properties style:min-row-height="2.604cm"/>
    </style:style>
    <style:style style:name="P1" style:family="paragraph" style:parent-style-name="Table_20_Contents">
      <style:text-properties officeooo:paragraph-rsid="001c35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Attribute</text:p>
          </table:table-cell>
          <table:table-cell table:style-name="Table1.A1" office:value-type="string">
            <text:p text:style-name="Table_20_Heading">Belongs to</text:p>
          </table:table-cell>
          <table:table-cell table:style-name="Table1.A1" office:value-type="string">
            <text:p text:style-name="Table_20_Heading">Description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accept.asp" text:style-name="Internet_20_link" text:visited-style-name="Visited_20_Internet_20_Link">accept</text:a></text:p>
          </table:table-cell>
          <table:table-cell table:style-name="Table1.A1" office:value-type="string">
            <text:p text:style-name="Table_20_Contents"><text:a xlink:type="simple" xlink:href="https://www.w3schools.com/tags/tag_input.asp" text:style-name="Internet_20_link" text:visited-style-name="Visited_20_Internet_20_Link">&lt;input&gt;</text:a></text:p>
          </table:table-cell>
          <table:table-cell table:style-name="Table1.A1" office:value-type="string">
            <text:p text:style-name="Table_20_Contents">Specifies the types of files that the server accepts (only for type="file")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accept-charset.asp" text:style-name="Internet_20_link" text:visited-style-name="Visited_20_Internet_20_Link">accept-charset</text:a></text:p>
          </table:table-cell>
          <table:table-cell table:style-name="Table1.A1" office:value-type="string">
            <text:p text:style-name="Table_20_Contents"><text:a xlink:type="simple" xlink:href="https://www.w3schools.com/tags/tag_form.asp" text:style-name="Internet_20_link" text:visited-style-name="Visited_20_Internet_20_Link">&lt;form&gt;</text:a></text:p>
          </table:table-cell>
          <table:table-cell table:style-name="Table1.A1" office:value-type="string">
            <text:p text:style-name="Table_20_Contents">Specifies the character encodings that are to be used for the form submission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accesskey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ref_standardattributes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action.asp" text:style-name="Internet_20_link" text:visited-style-name="Visited_20_Internet_20_Link">action</text:a></text:p>
          </table:table-cell>
          <table:table-cell table:style-name="Table1.A1" office:value-type="string">
            <text:p text:style-name="Table_20_Contents"><text:a xlink:type="simple" xlink:href="https://www.w3schools.com/tags/tag_form.asp" text:style-name="Internet_20_link" text:visited-style-name="Visited_20_Internet_20_Link">&lt;form&gt;</text:a></text:p>
          </table:table-cell>
          <table:table-cell table:style-name="Table1.A1" office:value-type="string">
            <text:p text:style-name="Table_20_Contents">Specifies where to send the form-data when a form is submitted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alt.asp" text:style-name="Internet_20_link" text:visited-style-name="Visited_20_Internet_20_Link">alt</text:a></text:p>
          </table:table-cell>
          <table:table-cell table:style-name="Table1.A1" office:value-type="string">
            <text:p text:style-name="Table_20_Contents"><text:a xlink:type="simple" xlink:href="https://www.w3schools.com/tags/tag_area.asp" text:style-name="Internet_20_link" text:visited-style-name="Visited_20_Internet_20_Link">&lt;area&gt;</text:a>, <text:a xlink:type="simple" xlink:href="https://www.w3schools.com/tags/tag_img.asp" text:style-name="Internet_20_link" text:visited-style-name="Visited_20_Internet_20_Link">&lt;img&gt;</text:a>, <text:a xlink:type="simple" xlink:href="https://www.w3schools.com/tags/tag_input.asp" text:style-name="Internet_20_link" text:visited-style-name="Visited_20_Internet_20_Link">&lt;input&gt;</text:a></text:p>
          </table:table-cell>
          <table:table-cell table:style-name="Table1.A1" office:value-type="string">
            <text:p text:style-name="Table_20_Contents">Specifies an alternate text when the original element fails to display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async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script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autocomplete.asp" text:style-name="Internet_20_link" text:visited-style-name="Visited_20_Internet_20_Link">autocomplete</text:a></text:p>
          </table:table-cell>
          <table:table-cell table:style-name="Table1.A1" office:value-type="string">
            <text:p text:style-name="Table_20_Contents"><text:a xlink:type="simple" xlink:href="https://www.w3schools.com/tags/tag_form.asp" text:style-name="Internet_20_link" text:visited-style-name="Visited_20_Internet_20_Link">&lt;form&gt;</text:a>, <text:a xlink:type="simple" xlink:href="https://www.w3schools.com/tags/tag_input.asp" text:style-name="Internet_20_link" text:visited-style-name="Visited_20_Internet_20_Link">&lt;input&gt;</text:a></text:p>
          </table:table-cell>
          <table:table-cell table:style-name="Table1.A1" office:value-type="string">
            <text:p text:style-name="Table_20_Contents">Specifies whether the &lt;form&gt; or the &lt;input&gt; element should have autocomplete enabl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autofocus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textarea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autoplay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video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3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charset.asp" text:style-name="Internet_20_link" text:visited-style-name="Visited_20_Internet_20_Link">charset</text:a></text:p>
          </table:table-cell>
          <table:table-cell table:style-name="Table1.A1" office:value-type="string">
            <text:p text:style-name="Table_20_Contents"><text:a xlink:type="simple" xlink:href="https://www.w3schools.com/tags/tag_meta.asp" text:style-name="Internet_20_link" text:visited-style-name="Visited_20_Internet_20_Link">&lt;meta&gt;</text:a>, <text:a xlink:type="simple" xlink:href="https://www.w3schools.com/tags/tag_script.asp" text:style-name="Internet_20_link" text:visited-style-name="Visited_20_Internet_20_Link">&lt;script&gt;</text:a></text:p>
          </table:table-cell>
          <table:table-cell table:style-name="Table1.A1" office:value-type="string">
            <text:p text:style-name="Table_20_Contents">Specifies the character encoding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checked.asp" text:style-name="Internet_20_link" text:visited-style-name="Visited_20_Internet_20_Link">checked</text:a></text:p>
          </table:table-cell>
          <table:table-cell table:style-name="Table1.A1" office:value-type="string">
            <text:p text:style-name="Table_20_Contents"><text:a xlink:type="simple" xlink:href="https://www.w3schools.com/tags/tag_input.asp" text:style-name="Internet_20_link" text:visited-style-name="Visited_20_Internet_20_Link">&lt;input&gt;</text:a></text:p>
          </table:table-cell>
          <table:table-cell table:style-name="Table1.A1" office:value-type="string">
            <text:p text:style-name="Table_20_Contents">Specifies that an &lt;input&gt; element should be pre-selected when the page loads (for type="checkbox" or type="radio")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cite.asp" text:style-name="Internet_20_link" text:visited-style-name="Visited_20_Internet_20_Link">cite</text:a></text:p>
          </table:table-cell>
          <table:table-cell table:style-name="Table1.A1" office:value-type="string">
            <text:p text:style-name="Table_20_Contents">&lt;blockquote&gt;, <text:a xlink:type="simple" xlink:href="https://www.w3schools.com/tags/tag_del.asp" text:style-name="Internet_20_link" text:visited-style-name="Visited_20_Internet_20_Link">&lt;del&gt;</text:a>, <text:a xlink:type="simple" xlink:href="https://www.w3schools.com/tags/tag_ins.asp" text:style-name="Internet_20_link" text:visited-style-name="Visited_20_Internet_20_Link">&lt;ins&gt;</text:a>, &lt;q&gt;</text:p>
          </table:table-cell>
          <table:table-cell table:style-name="Table1.A1" office:value-type="string">
            <text:p text:style-name="Table_20_Contents">Specifies a URL which explains the quote/deleted/inserted tex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class.asp" text:style-name="Internet_20_link" text:visited-style-name="Visited_20_Internet_20_Link">class</text:a></text:p>
          </table:table-cell>
          <table:table-cell table:style-name="Table1.A1" office:value-type="string">
            <text:p text:style-name="Table_20_Contents"><text:a xlink:type="simple" xlink:href="https://www.w3schools.com/tags/ref_standardattributes.asp" text:style-name="Internet_20_link" text:visited-style-name="Visited_20_Internet_20_Link">Global Attributes</text:a></text:p>
          </table:table-cell>
          <table:table-cell table:style-name="Table1.A1" office:value-type="string">
            <text:p text:style-name="Table_20_Contents">Specifies one or more classnames for an element (refers to a class in a style sheet)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cols.asp" text:style-name="Internet_20_link" text:visited-style-name="Visited_20_Internet_20_Link">cols</text:a></text:p>
          </table:table-cell>
          <table:table-cell table:style-name="Table1.A1" office:value-type="string">
            <text:p text:style-name="Table_20_Contents"><text:a xlink:type="simple" xlink:href="https://www.w3schools.com/tags/tag_textarea.asp" text:style-name="Internet_20_link" text:visited-style-name="Visited_20_Internet_20_Link">&lt;textarea&gt;</text:a></text:p>
          </table:table-cell>
          <table:table-cell table:style-name="Table1.A1" office:value-type="string">
            <text:p text:style-name="Table_20_Contents">Specifies the visible width of a text area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colspan.asp" text:style-name="Internet_20_link" text:visited-style-name="Visited_20_Internet_20_Link">colspan</text:a></text:p>
          </table:table-cell>
          <table:table-cell table:style-name="Table1.A1" office:value-type="string">
            <text:p text:style-name="Table_20_Contents"><text:a xlink:type="simple" xlink:href="https://www.w3schools.com/tags/tag_td.asp" text:style-name="Internet_20_link" text:visited-style-name="Visited_20_Internet_20_Link">&lt;td&gt;</text:a>, <text:a xlink:type="simple" xlink:href="https://www.w3schools.com/tags/tag_th.asp" text:style-name="Internet_20_link" text:visited-style-name="Visited_20_Internet_20_Link">&lt;th&gt;</text:a></text:p>
          </table:table-cell>
          <table:table-cell table:style-name="Table1.A1" office:value-type="string">
            <text:p text:style-name="Table_20_Contents">Specifies the number of columns a table cell should span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content.asp" text:style-name="Internet_20_link" text:visited-style-name="Visited_20_Internet_20_Link">content</text:a></text:p>
          </table:table-cell>
          <table:table-cell table:style-name="Table1.A1" office:value-type="string">
            <text:p text:style-name="Table_20_Contents"><text:a xlink:type="simple" xlink:href="https://www.w3schools.com/tags/tag_meta.asp" text:style-name="Internet_20_link" text:visited-style-name="Visited_20_Internet_20_Link">&lt;meta&gt;</text:a></text:p>
          </table:table-cell>
          <table:table-cell table:style-name="Table1.A1" office:value-type="string">
            <text:p text:style-name="Table_20_Contents">Gives the value associated with the http-equiv or name attribut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contenteditable.asp" text:style-name="Internet_20_link" text:visited-style-name="Visited_20_Internet_20_Link">contenteditable</text:a></text:p>
          </table:table-cell>
          <table:table-cell table:style-name="Table1.A1" office:value-type="string">
            <text:p text:style-name="Table_20_Contents"><text:a xlink:type="simple" xlink:href="https://www.w3schools.com/tags/ref_standardattributes.asp" text:style-name="Internet_20_link" text:visited-style-name="Visited_20_Internet_20_Link">Global Attributes</text:a></text:p>
          </table:table-cell>
          <table:table-cell table:style-name="Table1.A1" office:value-type="string">
            <text:p text:style-name="Table_20_Contents">Specifies whether the content of an element is editable or no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contextmenu.asp" text:style-name="Internet_20_link" text:visited-style-name="Visited_20_Internet_20_Link">contextmenu</text:a></text:p>
          </table:table-cell>
          <table:table-cell table:style-name="Table1.A1" office:value-type="string">
            <text:p text:style-name="Table_20_Contents"><text:a xlink:type="simple" xlink:href="https://www.w3schools.com/tags/ref_standardattributes.asp" text:style-name="Internet_20_link" text:visited-style-name="Visited_20_Internet_20_Link">Global Attributes</text:a></text:p>
          </table:table-cell>
          <table:table-cell table:style-name="Table1.A1" office:value-type="string">
            <text:p text:style-name="Table_20_Contents">Specifies a context menu for an element. The context menu appears when a user right-clicks on the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controls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video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coords.asp" text:style-name="Internet_20_link" text:visited-style-name="Visited_20_Internet_20_Link">coords</text:a></text:p>
          </table:table-cell>
          <table:table-cell table:style-name="Table1.A1" office:value-type="string">
            <text:p text:style-name="Table_20_Contents"><text:a xlink:type="simple" xlink:href="https://www.w3schools.com/tags/tag_area.asp" text:style-name="Internet_20_link" text:visited-style-name="Visited_20_Internet_20_Link">&lt;area&gt;</text:a></text:p>
          </table:table-cell>
          <table:table-cell table:style-name="Table1.A1" office:value-type="string">
            <text:p text:style-name="Table_20_Contents">Specifies the coordinates of the area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data.asp" text:style-name="Internet_20_link" text:visited-style-name="Visited_20_Internet_20_Link">data</text:a></text:p>
          </table:table-cell>
          <table:table-cell table:style-name="Table1.A1" office:value-type="string">
            <text:p text:style-name="Table_20_Contents"><text:a xlink:type="simple" xlink:href="https://www.w3schools.com/tags/tag_object.asp" text:style-name="Internet_20_link" text:visited-style-name="Visited_20_Internet_20_Link">&lt;object&gt;</text:a></text:p>
          </table:table-cell>
          <table:table-cell table:style-name="Table1.A1" office:value-type="string">
            <text:p text:style-name="Table_20_Contents">Specifies the URL of the resource to be used by the objec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data-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ref_standardattributes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datetime.asp" text:style-name="Internet_20_link" text:visited-style-name="Visited_20_Internet_20_Link">datetime</text:a></text:p>
          </table:table-cell>
          <table:table-cell table:style-name="Table1.A1" office:value-type="string">
            <text:p text:style-name="Table_20_Contents"><text:a xlink:type="simple" xlink:href="https://www.w3schools.com/tags/tag_del.asp" text:style-name="Internet_20_link" text:visited-style-name="Visited_20_Internet_20_Link">&lt;del&gt;</text:a>, <text:a xlink:type="simple" xlink:href="https://www.w3schools.com/tags/tag_ins.asp" text:style-name="Internet_20_link" text:visited-style-name="Visited_20_Internet_20_Link">&lt;ins&gt;</text:a>, <text:a xlink:type="simple" xlink:href="https://www.w3schools.com/tags/tag_time.asp" text:style-name="Internet_20_link" text:visited-style-name="Visited_20_Internet_20_Link">&lt;time&gt;</text:a></text:p>
          </table:table-cell>
          <table:table-cell table:style-name="Table1.A1" office:value-type="string">
            <text:p text:style-name="Table_20_Contents">Specifies the date and time</text:p>
          </table:table-cell>
        </table:table-row>
        <text:soft-page-break/>
        <table:table-row table:style-name="Table1.29">
          <table:table-cell table:style-name="Table1.A1" office:value-type="string">
            <text:p text:style-name="Table_20_Contents"><text:a xlink:type="simple" xlink:href="https://www.w3schools.com/tags/att_default.asp" text:style-name="Internet_20_link" text:visited-style-name="Visited_20_Internet_20_Link"/></text:p>
          </table:table-cell>
          <table:table-cell table:style-name="Table1.A1" office:value-type="string">
            <text:p text:style-name="Text_20_body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a xlink:type="simple" xlink:href="https://www.w3schools.com/tags/tag_script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dir.asp" text:style-name="Internet_20_link" text:visited-style-name="Visited_20_Internet_20_Link">dir</text:a></text:p>
          </table:table-cell>
          <table:table-cell table:style-name="Table1.A1" office:value-type="string">
            <text:p text:style-name="Table_20_Contents"><text:a xlink:type="simple" xlink:href="https://www.w3schools.com/tags/ref_standardattributes.asp" text:style-name="Internet_20_link" text:visited-style-name="Visited_20_Internet_20_Link">Global Attributes</text:a></text:p>
          </table:table-cell>
          <table:table-cell table:style-name="Table1.A1" office:value-type="string">
            <text:p text:style-name="Table_20_Contents">Specifies the text direction for the content in an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dirname.asp" text:style-name="Internet_20_link" text:visited-style-name="Visited_20_Internet_20_Link">dirname</text:a></text:p>
          </table:table-cell>
          <table:table-cell table:style-name="Table1.A1" office:value-type="string">
            <text:p text:style-name="Table_20_Contents"><text:a xlink:type="simple" xlink:href="https://www.w3schools.com/tags/tag_input.asp" text:style-name="Internet_20_link" text:visited-style-name="Visited_20_Internet_20_Link">&lt;input&gt;</text:a>, <text:a xlink:type="simple" xlink:href="https://www.w3schools.com/tags/tag_textarea.asp" text:style-name="Internet_20_link" text:visited-style-name="Visited_20_Internet_20_Link">&lt;textarea&gt;</text:a></text:p>
          </table:table-cell>
          <table:table-cell table:style-name="Table1.A1" office:value-type="string">
            <text:p text:style-name="Table_20_Contents">Specifies that the text direction will be submitt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disabled.asp" text:style-name="Internet_20_link" text:visited-style-name="Visited_20_Internet_20_Link">disabled</text:a></text:p>
          </table:table-cell>
          <table:table-cell table:style-name="Table1.A1" office:value-type="string">
            <text:p text:style-name="Table_20_Contents"><text:a xlink:type="simple" xlink:href="https://www.w3schools.com/tags/tag_button.asp" text:style-name="Internet_20_link" text:visited-style-name="Visited_20_Internet_20_Link">&lt;button&gt;</text:a>, <text:a xlink:type="simple" xlink:href="https://www.w3schools.com/tags/tag_fieldset.asp" text:style-name="Internet_20_link" text:visited-style-name="Visited_20_Internet_20_Link">&lt;fieldset&gt;</text:a>, <text:a xlink:type="simple" xlink:href="https://www.w3schools.com/tags/tag_input.asp" text:style-name="Internet_20_link" text:visited-style-name="Visited_20_Internet_20_Link">&lt;input&gt;</text:a>, &lt;optgroup&gt;, <text:a xlink:type="simple" xlink:href="https://www.w3schools.com/tags/tag_option.asp" text:style-name="Internet_20_link" text:visited-style-name="Visited_20_Internet_20_Link">&lt;option&gt;</text:a>, <text:a xlink:type="simple" xlink:href="https://www.w3schools.com/tags/tag_select.asp" text:style-name="Internet_20_link" text:visited-style-name="Visited_20_Internet_20_Link">&lt;select&gt;</text:a>, <text:a xlink:type="simple" xlink:href="https://www.w3schools.com/tags/tag_textarea.asp" text:style-name="Internet_20_link" text:visited-style-name="Visited_20_Internet_20_Link">&lt;textarea&gt;</text:a></text:p>
          </table:table-cell>
          <table:table-cell table:style-name="Table1.A1" office:value-type="string">
            <text:p text:style-name="Table_20_Contents">Specifies that the specified element/group of elements should be disabl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download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area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draggable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ref_standardattributes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dropzone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ref_standardattributes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enctype.asp" text:style-name="Internet_20_link" text:visited-style-name="Visited_20_Internet_20_Link">enctype</text:a></text:p>
          </table:table-cell>
          <table:table-cell table:style-name="Table1.A1" office:value-type="string">
            <text:p text:style-name="Table_20_Contents"><text:a xlink:type="simple" xlink:href="https://www.w3schools.com/tags/tag_form.asp" text:style-name="Internet_20_link" text:visited-style-name="Visited_20_Internet_20_Link">&lt;form&gt;</text:a></text:p>
          </table:table-cell>
          <table:table-cell table:style-name="Table1.A1" office:value-type="string">
            <text:p text:style-name="Table_20_Contents">Specifies how the form-data should be encoded when submitting it to the server (only for method="post")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for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output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form.asp" text:style-name="Internet_20_link" text:visited-style-name="Visited_20_Internet_20_Link">form</text:a></text:p>
          </table:table-cell>
          <table:table-cell table:style-name="Table1.A1" office:value-type="string">
            <text:p text:style-name="Table_20_Contents"><text:a xlink:type="simple" xlink:href="https://www.w3schools.com/tags/tag_button.asp" text:style-name="Internet_20_link" text:visited-style-name="Visited_20_Internet_20_Link">&lt;button&gt;</text:a>, <text:a xlink:type="simple" xlink:href="https://www.w3schools.com/tags/tag_fieldset.asp" text:style-name="Internet_20_link" text:visited-style-name="Visited_20_Internet_20_Link">&lt;fieldset&gt;</text:a>, <text:a xlink:type="simple" xlink:href="https://www.w3schools.com/tags/tag_input.asp" text:style-name="Internet_20_link" text:visited-style-name="Visited_20_Internet_20_Link">&lt;input&gt;</text:a>, &lt;label&gt;, <text:a xlink:type="simple" xlink:href="https://www.w3schools.com/tags/tag_meter.asp" text:style-name="Internet_20_link" text:visited-style-name="Visited_20_Internet_20_Link">&lt;meter&gt;</text:a>, <text:a xlink:type="simple" xlink:href="https://www.w3schools.com/tags/tag_object.asp" text:style-name="Internet_20_link" text:visited-style-name="Visited_20_Internet_20_Link">&lt;object&gt;</text:a>, <text:a xlink:type="simple" xlink:href="https://www.w3schools.com/tags/tag_output.asp" text:style-name="Internet_20_link" text:visited-style-name="Visited_20_Internet_20_Link">&lt;output&gt;</text:a>, <text:a xlink:type="simple" xlink:href="https://www.w3schools.com/tags/tag_select.asp" text:style-name="Internet_20_link" text:visited-style-name="Visited_20_Internet_20_Link">&lt;select&gt;</text:a>, <text:a xlink:type="simple" xlink:href="https://www.w3schools.com/tags/tag_textarea.asp" text:style-name="Internet_20_link" text:visited-style-name="Visited_20_Internet_20_Link">&lt;textarea&gt;</text:a></text:p>
          </table:table-cell>
          <table:table-cell table:style-name="Table1.A1" office:value-type="string">
            <text:p text:style-name="Table_20_Contents">Specifies the name of the form the element belongs to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formaction.asp" text:style-name="Internet_20_link" text:visited-style-name="Visited_20_Internet_20_Link">formaction</text:a></text:p>
          </table:table-cell>
          <table:table-cell table:style-name="Table1.A1" office:value-type="string">
            <text:p text:style-name="Table_20_Contents"><text:a xlink:type="simple" xlink:href="https://www.w3schools.com/tags/tag_button.asp" text:style-name="Internet_20_link" text:visited-style-name="Visited_20_Internet_20_Link">&lt;button&gt;</text:a>, <text:a xlink:type="simple" xlink:href="https://www.w3schools.com/tags/tag_input.asp" text:style-name="Internet_20_link" text:visited-style-name="Visited_20_Internet_20_Link">&lt;input&gt;</text:a></text:p>
          </table:table-cell>
          <table:table-cell table:style-name="Table1.A1" office:value-type="string">
            <text:p text:style-name="Table_20_Contents">Specifies where to send the form-data when a form is submitted. Only for type="submit"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headers.asp" text:style-name="Internet_20_link" text:visited-style-name="Visited_20_Internet_20_Link">headers</text:a></text:p>
          </table:table-cell>
          <table:table-cell table:style-name="Table1.A1" office:value-type="string">
            <text:p text:style-name="Table_20_Contents"><text:a xlink:type="simple" xlink:href="https://www.w3schools.com/tags/tag_td.asp" text:style-name="Internet_20_link" text:visited-style-name="Visited_20_Internet_20_Link">&lt;td&gt;</text:a>, <text:a xlink:type="simple" xlink:href="https://www.w3schools.com/tags/tag_th.asp" text:style-name="Internet_20_link" text:visited-style-name="Visited_20_Internet_20_Link">&lt;th&gt;</text:a></text:p>
          </table:table-cell>
          <table:table-cell table:style-name="Table1.A1" office:value-type="string">
            <text:p text:style-name="Table_20_Contents">Specifies one or more headers cells a cell is related to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height.asp" text:style-name="Internet_20_link" text:visited-style-name="Visited_20_Internet_20_Link">height</text:a></text:p>
          </table:table-cell>
          <table:table-cell table:style-name="Table1.A1" office:value-type="string">
            <text:p text:style-name="Table_20_Contents">&lt;canvas&gt;, <text:a xlink:type="simple" xlink:href="https://www.w3schools.com/tags/tag_embed.asp" text:style-name="Internet_20_link" text:visited-style-name="Visited_20_Internet_20_Link">&lt;embed&gt;</text:a>, <text:a xlink:type="simple" xlink:href="https://www.w3schools.com/tags/tag_iframe.asp" text:style-name="Internet_20_link" text:visited-style-name="Visited_20_Internet_20_Link">&lt;iframe&gt;</text:a>, <text:a xlink:type="simple" xlink:href="https://www.w3schools.com/tags/tag_img.asp" text:style-name="Internet_20_link" text:visited-style-name="Visited_20_Internet_20_Link">&lt;img&gt;</text:a>, <text:a xlink:type="simple" xlink:href="https://www.w3schools.com/tags/tag_input.asp" text:style-name="Internet_20_link" text:visited-style-name="Visited_20_Internet_20_Link">&lt;input&gt;</text:a>, <text:a xlink:type="simple" xlink:href="https://www.w3schools.com/tags/tag_object.asp" text:style-name="Internet_20_link" text:visited-style-name="Visited_20_Internet_20_Link">&lt;object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pecifies the height of the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hidden.asp" text:style-name="Internet_20_link" text:visited-style-name="Visited_20_Internet_20_Link">hidden</text:a></text:p>
          </table:table-cell>
          <table:table-cell table:style-name="Table1.A1" office:value-type="string">
            <text:p text:style-name="Table_20_Contents"><text:a xlink:type="simple" xlink:href="https://www.w3schools.com/tags/ref_standardattributes.asp" text:style-name="Internet_20_link" text:visited-style-name="Visited_20_Internet_20_Link">Global Attributes</text:a></text:p>
          </table:table-cell>
          <table:table-cell table:style-name="Table1.A1" office:value-type="string">
            <text:p text:style-name="Table_20_Contents">Specifies that an element is not yet, or is no longer, releva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high.asp" text:style-name="Internet_20_link" text:visited-style-name="Visited_20_Internet_20_Link">high</text:a></text:p>
          </table:table-cell>
          <table:table-cell table:style-name="Table1.A1" office:value-type="string">
            <text:p text:style-name="Table_20_Contents"><text:a xlink:type="simple" xlink:href="https://www.w3schools.com/tags/tag_meter.asp" text:style-name="Internet_20_link" text:visited-style-name="Visited_20_Internet_20_Link">&lt;meter&gt;</text:a></text:p>
          </table:table-cell>
          <table:table-cell table:style-name="Table1.A1" office:value-type="string">
            <text:p text:style-name="Table_20_Contents">Specifies the range that is considered to be a high valu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href.asp" text:style-name="Internet_20_link" text:visited-style-name="Visited_20_Internet_20_Link">href</text:a></text:p>
          </table:table-cell>
          <table:table-cell table:style-name="Table1.A1" office:value-type="string">
            <text:p text:style-name="Table_20_Contents"><text:a xlink:type="simple" xlink:href="https://www.w3schools.com/tags/tag_a.asp" text:style-name="Internet_20_link" text:visited-style-name="Visited_20_Internet_20_Link">&lt;a&gt;</text:a>, <text:a xlink:type="simple" xlink:href="https://www.w3schools.com/tags/tag_area.asp" text:style-name="Internet_20_link" text:visited-style-name="Visited_20_Internet_20_Link">&lt;area&gt;</text:a>, <text:a xlink:type="simple" xlink:href="https://www.w3schools.com/tags/tag_base.asp" text:style-name="Internet_20_link" text:visited-style-name="Visited_20_Internet_20_Link">&lt;base&gt;</text:a>, <text:a xlink:type="simple" xlink:href="https://www.w3schools.com/tags/tag_link.asp" text:style-name="Internet_20_link" text:visited-style-name="Visited_20_Internet_20_Link">&lt;link&gt;</text:a></text:p>
          </table:table-cell>
          <table:table-cell table:style-name="Table1.A1" office:value-type="string">
            <text:p text:style-name="Table_20_Contents">Specifies the URL of the page the link goes to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hreflang.asp" text:style-name="Internet_20_link" text:visited-style-name="Visited_20_Internet_20_Link">hreflang</text:a></text:p>
          </table:table-cell>
          <table:table-cell table:style-name="Table1.A1" office:value-type="string">
            <text:p text:style-name="Table_20_Contents"><text:a xlink:type="simple" xlink:href="https://www.w3schools.com/tags/tag_a.asp" text:style-name="Internet_20_link" text:visited-style-name="Visited_20_Internet_20_Link">&lt;a&gt;</text:a>, <text:a xlink:type="simple" xlink:href="https://www.w3schools.com/tags/tag_area.asp" text:style-name="Internet_20_link" text:visited-style-name="Visited_20_Internet_20_Link">&lt;area&gt;</text:a>, <text:a xlink:type="simple" xlink:href="https://www.w3schools.com/tags/tag_link.asp" text:style-name="Internet_20_link" text:visited-style-name="Visited_20_Internet_20_Link">&lt;link&gt;</text:a></text:p>
          </table:table-cell>
          <table:table-cell table:style-name="Table1.A1" office:value-type="string">
            <text:p text:style-name="Table_20_Contents">Specifies the language of the linked docu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http-equiv.asp" text:style-name="Internet_20_link" text:visited-style-name="Visited_20_Internet_20_Link">http-equiv</text:a></text:p>
          </table:table-cell>
          <table:table-cell table:style-name="Table1.A1" office:value-type="string">
            <text:p text:style-name="Table_20_Contents"><text:a xlink:type="simple" xlink:href="https://www.w3schools.com/tags/tag_meta.asp" text:style-name="Internet_20_link" text:visited-style-name="Visited_20_Internet_20_Link">&lt;meta&gt;</text:a></text:p>
          </table:table-cell>
          <table:table-cell table:style-name="Table1.A1" office:value-type="string">
            <text:p text:style-name="Table_20_Contents">Provides an HTTP header for the information/value of the content attribut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id.asp" text:style-name="Internet_20_link" text:visited-style-name="Visited_20_Internet_20_Link">id</text:a></text:p>
          </table:table-cell>
          <table:table-cell table:style-name="Table1.A1" office:value-type="string">
            <text:p text:style-name="Table_20_Contents"><text:a xlink:type="simple" xlink:href="https://www.w3schools.com/tags/ref_standardattributes.asp" text:style-name="Internet_20_link" text:visited-style-name="Visited_20_Internet_20_Link">Global Attributes</text:a></text:p>
          </table:table-cell>
          <table:table-cell table:style-name="Table1.A1" office:value-type="string">
            <text:p text:style-name="Table_20_Contents">Specifies a unique id for an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ismap.asp" text:style-name="Internet_20_link" text:visited-style-name="Visited_20_Internet_20_Link">ismap</text:a></text:p>
          </table:table-cell>
          <table:table-cell table:style-name="Table1.A1" office:value-type="string">
            <text:p text:style-name="Table_20_Contents"><text:a xlink:type="simple" xlink:href="https://www.w3schools.com/tags/tag_img.asp" text:style-name="Internet_20_link" text:visited-style-name="Visited_20_Internet_20_Link">&lt;img&gt;</text:a></text:p>
          </table:table-cell>
          <table:table-cell table:style-name="Table1.A1" office:value-type="string">
            <text:p text:style-name="Table_20_Contents">Specifies an image as a server-side image-map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kind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track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label.asp" text:style-name="Internet_20_link" text:visited-style-name="Visited_20_Internet_20_Link">label</text:a></text:p>
          </table:table-cell>
          <table:table-cell table:style-name="Table1.A1" office:value-type="string">
            <text:p text:style-name="Table_20_Contents"><text:a xlink:type="simple" xlink:href="https://www.w3schools.com/tags/tag_track.asp" text:style-name="Internet_20_link" text:visited-style-name="Visited_20_Internet_20_Link">&lt;track&gt;</text:a>, <text:a xlink:type="simple" xlink:href="https://www.w3schools.com/tags/tag_option.asp" text:style-name="Internet_20_link" text:visited-style-name="Visited_20_Internet_20_Link">&lt;option&gt;</text:a>, <text:a xlink:type="simple" xlink:href="https://www.w3schools.com/tags/tag_optgroup.asp" text:style-name="Internet_20_link" text:visited-style-name="Visited_20_Internet_20_Link">&lt;optgroup&gt;</text:a></text:p>
          </table:table-cell>
          <table:table-cell table:style-name="Table1.A1" office:value-type="string">
            <text:p text:style-name="Table_20_Contents">Specifies the title of the text track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lang.asp" text:style-name="Internet_20_link" text:visited-style-name="Visited_20_Internet_20_Link">lang</text:a></text:p>
          </table:table-cell>
          <table:table-cell table:style-name="Table1.A1" office:value-type="string">
            <text:p text:style-name="Table_20_Contents"><text:a xlink:type="simple" xlink:href="https://www.w3schools.com/tags/ref_standardattributes.asp" text:style-name="Internet_20_link" text:visited-style-name="Visited_20_Internet_20_Link">Global Attributes</text:a></text:p>
          </table:table-cell>
          <table:table-cell table:style-name="Table1.A1" office:value-type="string">
            <text:p text:style-name="Table_20_Contents">Specifies the language of the element's cont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list.asp" text:style-name="Internet_20_link" text:visited-style-name="Visited_20_Internet_20_Link">list</text:a></text:p>
          </table:table-cell>
          <table:table-cell table:style-name="Table1.A1" office:value-type="string">
            <text:p text:style-name="Table_20_Contents"><text:a xlink:type="simple" xlink:href="https://www.w3schools.com/tags/tag_input.asp" text:style-name="Internet_20_link" text:visited-style-name="Visited_20_Internet_20_Link">&lt;input&gt;</text:a></text:p>
          </table:table-cell>
          <table:table-cell table:style-name="Table1.A1" office:value-type="string">
            <text:p text:style-name="Table_20_Contents">Refers to a &lt;datalist&gt; element that contains pre-defined options for an &lt;input&gt;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loop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video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low.asp" text:style-name="Internet_20_link" text:visited-style-name="Visited_20_Internet_20_Link">low</text:a></text:p>
          </table:table-cell>
          <table:table-cell table:style-name="Table1.A1" office:value-type="string">
            <text:p text:style-name="Table_20_Contents"><text:a xlink:type="simple" xlink:href="https://www.w3schools.com/tags/tag_meter.asp" text:style-name="Internet_20_link" text:visited-style-name="Visited_20_Internet_20_Link">&lt;meter&gt;</text:a></text:p>
          </table:table-cell>
          <table:table-cell table:style-name="Table1.A1" office:value-type="string">
            <text:p text:style-name="Table_20_Contents">Specifies the range that is considered to be a low valu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max.asp" text:style-name="Internet_20_link" text:visited-style-name="Visited_20_Internet_20_Link">max</text:a></text:p>
          </table:table-cell>
          <table:table-cell table:style-name="Table1.A1" office:value-type="string">
            <text:p text:style-name="Table_20_Contents"><text:a xlink:type="simple" xlink:href="https://www.w3schools.com/tags/tag_input.asp" text:style-name="Internet_20_link" text:visited-style-name="Visited_20_Internet_20_Link">&lt;input&gt;</text:a>, <text:a xlink:type="simple" xlink:href="https://www.w3schools.com/tags/tag_meter.asp" text:style-name="Internet_20_link" text:visited-style-name="Visited_20_Internet_20_Link">&lt;meter&gt;</text:a>, <text:a xlink:type="simple" xlink:href="https://www.w3schools.com/tags/tag_progress.asp" text:style-name="Internet_20_link" text:visited-style-name="Visited_20_Internet_20_Link">&lt;progress&gt;</text:a></text:p>
          </table:table-cell>
          <table:table-cell table:style-name="Table1.A1" office:value-type="string">
            <text:p text:style-name="Table_20_Contents">Specifies the maximum valu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maxlength.asp" text:style-name="Internet_20_link" text:visited-style-name="Visited_20_Internet_20_Link">maxlength</text:a></text:p>
          </table:table-cell>
          <table:table-cell table:style-name="Table1.A1" office:value-type="string">
            <text:p text:style-name="Table_20_Contents"><text:a xlink:type="simple" xlink:href="https://www.w3schools.com/tags/tag_input.asp" text:style-name="Internet_20_link" text:visited-style-name="Visited_20_Internet_20_Link">&lt;input&gt;</text:a>, <text:a xlink:type="simple" xlink:href="https://www.w3schools.com/tags/tag_textarea.asp" text:style-name="Internet_20_link" text:visited-style-name="Visited_20_Internet_20_Link">&lt;textarea&gt;</text:a></text:p>
          </table:table-cell>
          <table:table-cell table:style-name="Table1.A1" office:value-type="string">
            <text:p text:style-name="Table_20_Contents">Specifies the maximum number of characters <text:soft-page-break/>allowed in an element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a xlink:type="simple" xlink:href="https://www.w3schools.com/tags/tag_style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method.asp" text:style-name="Internet_20_link" text:visited-style-name="Visited_20_Internet_20_Link">method</text:a></text:p>
          </table:table-cell>
          <table:table-cell table:style-name="Table1.A1" office:value-type="string">
            <text:p text:style-name="Table_20_Contents"><text:a xlink:type="simple" xlink:href="https://www.w3schools.com/tags/tag_form.asp" text:style-name="Internet_20_link" text:visited-style-name="Visited_20_Internet_20_Link">&lt;form&gt;</text:a></text:p>
          </table:table-cell>
          <table:table-cell table:style-name="Table1.A1" office:value-type="string">
            <text:p text:style-name="Table_20_Contents">Specifies the HTTP method to use when sending form-data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min.asp" text:style-name="Internet_20_link" text:visited-style-name="Visited_20_Internet_20_Link">min</text:a></text:p>
          </table:table-cell>
          <table:table-cell table:style-name="Table1.A1" office:value-type="string">
            <text:p text:style-name="Table_20_Contents"><text:a xlink:type="simple" xlink:href="https://www.w3schools.com/tags/tag_input.asp" text:style-name="Internet_20_link" text:visited-style-name="Visited_20_Internet_20_Link">&lt;input&gt;</text:a>, <text:a xlink:type="simple" xlink:href="https://www.w3schools.com/tags/tag_meter.asp" text:style-name="Internet_20_link" text:visited-style-name="Visited_20_Internet_20_Link">&lt;meter&gt;</text:a></text:p>
          </table:table-cell>
          <table:table-cell table:style-name="Table1.A1" office:value-type="string">
            <text:p text:style-name="Table_20_Contents">Specifies a minimum valu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multiple.asp" text:style-name="Internet_20_link" text:visited-style-name="Visited_20_Internet_20_Link">multiple</text:a></text:p>
          </table:table-cell>
          <table:table-cell table:style-name="Table1.A1" office:value-type="string">
            <text:p text:style-name="Table_20_Contents"><text:a xlink:type="simple" xlink:href="https://www.w3schools.com/tags/tag_input.asp" text:style-name="Internet_20_link" text:visited-style-name="Visited_20_Internet_20_Link">&lt;input&gt;</text:a>, <text:a xlink:type="simple" xlink:href="https://www.w3schools.com/tags/tag_select.asp" text:style-name="Internet_20_link" text:visited-style-name="Visited_20_Internet_20_Link">&lt;select&gt;</text:a></text:p>
          </table:table-cell>
          <table:table-cell table:style-name="Table1.A1" office:value-type="string">
            <text:p text:style-name="Table_20_Contents">Specifies that a user can enter more than one valu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muted.asp" text:style-name="Internet_20_link" text:visited-style-name="Visited_20_Internet_20_Link">muted</text:a></text:p>
          </table:table-cell>
          <table:table-cell table:style-name="Table1.A1" office:value-type="string">
            <text:p text:style-name="Table_20_Contents"><text:a xlink:type="simple" xlink:href="https://www.w3schools.com/tags/tag_video.asp" text:style-name="Internet_20_link" text:visited-style-name="Visited_20_Internet_20_Link">&lt;video&gt;</text:a>, <text:a xlink:type="simple" xlink:href="https://www.w3schools.com/tags/tag_audio.asp" text:style-name="Internet_20_link" text:visited-style-name="Visited_20_Internet_20_Link">&lt;audio&gt;</text:a></text:p>
          </table:table-cell>
          <table:table-cell table:style-name="Table1.A1" office:value-type="string">
            <text:p text:style-name="Table_20_Contents">Specifies that the audio output of the video should be mut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name.asp" text:style-name="Internet_20_link" text:visited-style-name="Visited_20_Internet_20_Link">name</text:a></text:p>
          </table:table-cell>
          <table:table-cell table:style-name="Table1.A1" office:value-type="string">
            <text:p text:style-name="Table_20_Contents"><text:a xlink:type="simple" xlink:href="https://www.w3schools.com/tags/tag_button.asp" text:style-name="Internet_20_link" text:visited-style-name="Visited_20_Internet_20_Link">&lt;button&gt;</text:a>, <text:a xlink:type="simple" xlink:href="https://www.w3schools.com/tags/tag_fieldset.asp" text:style-name="Internet_20_link" text:visited-style-name="Visited_20_Internet_20_Link">&lt;fieldset&gt;</text:a>, <text:a xlink:type="simple" xlink:href="https://www.w3schools.com/tags/tag_form.asp" text:style-name="Internet_20_link" text:visited-style-name="Visited_20_Internet_20_Link">&lt;form&gt;</text:a>, <text:a xlink:type="simple" xlink:href="https://www.w3schools.com/tags/tag_iframe.asp" text:style-name="Internet_20_link" text:visited-style-name="Visited_20_Internet_20_Link">&lt;iframe&gt;</text:a>, <text:a xlink:type="simple" xlink:href="https://www.w3schools.com/tags/tag_input.asp" text:style-name="Internet_20_link" text:visited-style-name="Visited_20_Internet_20_Link">&lt;input&gt;</text:a>, <text:a xlink:type="simple" xlink:href="https://www.w3schools.com/tags/tag_map.asp" text:style-name="Internet_20_link" text:visited-style-name="Visited_20_Internet_20_Link">&lt;map&gt;</text:a>, <text:a xlink:type="simple" xlink:href="https://www.w3schools.com/tags/tag_meta.asp" text:style-name="Internet_20_link" text:visited-style-name="Visited_20_Internet_20_Link">&lt;meta&gt;</text:a>, <text:a xlink:type="simple" xlink:href="https://www.w3schools.com/tags/tag_object.asp" text:style-name="Internet_20_link" text:visited-style-name="Visited_20_Internet_20_Link">&lt;object&gt;</text:a>, <text:a xlink:type="simple" xlink:href="https://www.w3schools.com/tags/tag_output.asp" text:style-name="Internet_20_link" text:visited-style-name="Visited_20_Internet_20_Link">&lt;output&gt;</text:a>, <text:a xlink:type="simple" xlink:href="https://www.w3schools.com/tags/tag_param.asp" text:style-name="Internet_20_link" text:visited-style-name="Visited_20_Internet_20_Link">&lt;param&gt;</text:a>, <text:a xlink:type="simple" xlink:href="https://www.w3schools.com/tags/tag_select.asp" text:style-name="Internet_20_link" text:visited-style-name="Visited_20_Internet_20_Link">&lt;select&gt;</text:a>, <text:a xlink:type="simple" xlink:href="https://www.w3schools.com/tags/tag_textarea.asp" text:style-name="Internet_20_link" text:visited-style-name="Visited_20_Internet_20_Link">&lt;textarea&gt;</text:a></text:p>
          </table:table-cell>
          <table:table-cell table:style-name="Table1.A1" office:value-type="string">
            <text:p text:style-name="Table_20_Contents">Specifies the name of the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novalidate.asp" text:style-name="Internet_20_link" text:visited-style-name="Visited_20_Internet_20_Link">novalidate</text:a></text:p>
          </table:table-cell>
          <table:table-cell table:style-name="Table1.A1" office:value-type="string">
            <text:p text:style-name="Table_20_Contents"><text:a xlink:type="simple" xlink:href="https://www.w3schools.com/tags/tag_form.asp" text:style-name="Internet_20_link" text:visited-style-name="Visited_20_Internet_20_Link">&lt;form&gt;</text:a></text:p>
          </table:table-cell>
          <table:table-cell table:style-name="Table1.A1" office:value-type="string">
            <text:p text:style-name="Table_20_Contents">Specifies that the form should not be validated when submitt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pen.asp" text:style-name="Internet_20_link" text:visited-style-name="Visited_20_Internet_20_Link">open</text:a></text:p>
          </table:table-cell>
          <table:table-cell table:style-name="Table1.A1" office:value-type="string">
            <text:p text:style-name="Table_20_Contents"><text:a xlink:type="simple" xlink:href="https://www.w3schools.com/tags/tag_details.asp" text:style-name="Internet_20_link" text:visited-style-name="Visited_20_Internet_20_Link">&lt;details&gt;</text:a></text:p>
          </table:table-cell>
          <table:table-cell table:style-name="Table1.A1" office:value-type="string">
            <text:p text:style-name="Table_20_Contents">Specifies that the details should be visible (open) to the user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ptimum.asp" text:style-name="Internet_20_link" text:visited-style-name="Visited_20_Internet_20_Link">optimum</text:a></text:p>
          </table:table-cell>
          <table:table-cell table:style-name="Table1.A1" office:value-type="string">
            <text:p text:style-name="Table_20_Contents"><text:a xlink:type="simple" xlink:href="https://www.w3schools.com/tags/tag_meter.asp" text:style-name="Internet_20_link" text:visited-style-name="Visited_20_Internet_20_Link">&lt;meter&gt;</text:a></text:p>
          </table:table-cell>
          <table:table-cell table:style-name="Table1.A1" office:value-type="string">
            <text:p text:style-name="Table_20_Contents">Specifies what value is the optimal value for the gaug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pattern.asp" text:style-name="Internet_20_link" text:visited-style-name="Visited_20_Internet_20_Link">pattern</text:a></text:p>
          </table:table-cell>
          <table:table-cell table:style-name="Table1.A1" office:value-type="string">
            <text:p text:style-name="Table_20_Contents"><text:a xlink:type="simple" xlink:href="https://www.w3schools.com/tags/tag_input.asp" text:style-name="Internet_20_link" text:visited-style-name="Visited_20_Internet_20_Link">&lt;input&gt;</text:a></text:p>
          </table:table-cell>
          <table:table-cell table:style-name="Table1.A1" office:value-type="string">
            <text:p text:style-name="Table_20_Contents">Specifies a regular expression that an &lt;input&gt; element's value is checked agains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placeholder.asp" text:style-name="Internet_20_link" text:visited-style-name="Visited_20_Internet_20_Link">placeholder</text:a></text:p>
          </table:table-cell>
          <table:table-cell table:style-name="Table1.A1" office:value-type="string">
            <text:p text:style-name="Table_20_Contents"><text:a xlink:type="simple" xlink:href="https://www.w3schools.com/tags/tag_input.asp" text:style-name="Internet_20_link" text:visited-style-name="Visited_20_Internet_20_Link">&lt;input&gt;</text:a>, <text:a xlink:type="simple" xlink:href="https://www.w3schools.com/tags/tag_textarea.asp" text:style-name="Internet_20_link" text:visited-style-name="Visited_20_Internet_20_Link">&lt;textarea&gt;</text:a></text:p>
          </table:table-cell>
          <table:table-cell table:style-name="Table1.A1" office:value-type="string">
            <text:p text:style-name="Table_20_Contents">Specifies a short hint that describes the expected value of the element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preload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video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readonly.asp" text:style-name="Internet_20_link" text:visited-style-name="Visited_20_Internet_20_Link">readonly</text:a></text:p>
          </table:table-cell>
          <table:table-cell table:style-name="Table1.A1" office:value-type="string">
            <text:p text:style-name="Table_20_Contents"><text:a xlink:type="simple" xlink:href="https://www.w3schools.com/tags/tag_input.asp" text:style-name="Internet_20_link" text:visited-style-name="Visited_20_Internet_20_Link">&lt;input&gt;</text:a>, <text:a xlink:type="simple" xlink:href="https://www.w3schools.com/tags/tag_textarea.asp" text:style-name="Internet_20_link" text:visited-style-name="Visited_20_Internet_20_Link">&lt;textarea&gt;</text:a></text:p>
          </table:table-cell>
          <table:table-cell table:style-name="Table1.A1" office:value-type="string">
            <text:p text:style-name="Table_20_Contents">Specifies that the element is read-only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rel.asp" text:style-name="Internet_20_link" text:visited-style-name="Visited_20_Internet_20_Link">rel</text:a></text:p>
          </table:table-cell>
          <table:table-cell table:style-name="Table1.A1" office:value-type="string">
            <text:p text:style-name="Table_20_Contents"><text:a xlink:type="simple" xlink:href="https://www.w3schools.com/tags/tag_a.asp" text:style-name="Internet_20_link" text:visited-style-name="Visited_20_Internet_20_Link">&lt;a&gt;</text:a>, <text:a xlink:type="simple" xlink:href="https://www.w3schools.com/tags/tag_area.asp" text:style-name="Internet_20_link" text:visited-style-name="Visited_20_Internet_20_Link">&lt;area&gt;</text:a>, <text:a xlink:type="simple" xlink:href="https://www.w3schools.com/tags/tag_link.asp" text:style-name="Internet_20_link" text:visited-style-name="Visited_20_Internet_20_Link">&lt;link&gt;</text:a></text:p>
          </table:table-cell>
          <table:table-cell table:style-name="Table1.A1" office:value-type="string">
            <text:p text:style-name="Table_20_Contents">Specifies the relationship between the current document and the linked docu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required.asp" text:style-name="Internet_20_link" text:visited-style-name="Visited_20_Internet_20_Link">required</text:a></text:p>
          </table:table-cell>
          <table:table-cell table:style-name="Table1.A1" office:value-type="string">
            <text:p text:style-name="Table_20_Contents"><text:a xlink:type="simple" xlink:href="https://www.w3schools.com/tags/tag_input.asp" text:style-name="Internet_20_link" text:visited-style-name="Visited_20_Internet_20_Link">&lt;input&gt;</text:a>, <text:a xlink:type="simple" xlink:href="https://www.w3schools.com/tags/tag_select.asp" text:style-name="Internet_20_link" text:visited-style-name="Visited_20_Internet_20_Link">&lt;select&gt;</text:a>, <text:a xlink:type="simple" xlink:href="https://www.w3schools.com/tags/tag_textarea.asp" text:style-name="Internet_20_link" text:visited-style-name="Visited_20_Internet_20_Link">&lt;textarea&gt;</text:a></text:p>
          </table:table-cell>
          <table:table-cell table:style-name="Table1.A1" office:value-type="string">
            <text:p text:style-name="Table_20_Contents">Specifies that the element must be filled out before submitting the form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reversed.asp" text:style-name="Internet_20_link" text:visited-style-name="Visited_20_Internet_20_Link">reversed</text:a></text:p>
          </table:table-cell>
          <table:table-cell table:style-name="Table1.A1" office:value-type="string">
            <text:p text:style-name="Table_20_Contents"><text:a xlink:type="simple" xlink:href="https://www.w3schools.com/tags/tag_ol.asp" text:style-name="Internet_20_link" text:visited-style-name="Visited_20_Internet_20_Link">&lt;ol&gt;</text:a></text:p>
          </table:table-cell>
          <table:table-cell table:style-name="Table1.A1" office:value-type="string">
            <text:p text:style-name="Table_20_Contents">Specifies that the list order should be descending (9,8,7...)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rows.asp" text:style-name="Internet_20_link" text:visited-style-name="Visited_20_Internet_20_Link">rows</text:a></text:p>
          </table:table-cell>
          <table:table-cell table:style-name="Table1.A1" office:value-type="string">
            <text:p text:style-name="Table_20_Contents"><text:a xlink:type="simple" xlink:href="https://www.w3schools.com/tags/tag_textarea.asp" text:style-name="Internet_20_link" text:visited-style-name="Visited_20_Internet_20_Link">&lt;textarea&gt;</text:a></text:p>
          </table:table-cell>
          <table:table-cell table:style-name="Table1.A1" office:value-type="string">
            <text:p text:style-name="Table_20_Contents">Specifies the visible number of lines in a text area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rowspan.asp" text:style-name="Internet_20_link" text:visited-style-name="Visited_20_Internet_20_Link">rowspan</text:a></text:p>
          </table:table-cell>
          <table:table-cell table:style-name="Table1.A1" office:value-type="string">
            <text:p text:style-name="Table_20_Contents"><text:a xlink:type="simple" xlink:href="https://www.w3schools.com/tags/tag_td.asp" text:style-name="Internet_20_link" text:visited-style-name="Visited_20_Internet_20_Link">&lt;td&gt;</text:a>, <text:a xlink:type="simple" xlink:href="https://www.w3schools.com/tags/tag_th.asp" text:style-name="Internet_20_link" text:visited-style-name="Visited_20_Internet_20_Link">&lt;th&gt;</text:a></text:p>
          </table:table-cell>
          <table:table-cell table:style-name="Table1.A1" office:value-type="string">
            <text:p text:style-name="Table_20_Contents">Specifies the number of rows a table cell should span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sandbox.asp" text:style-name="Internet_20_link" text:visited-style-name="Visited_20_Internet_20_Link">sandbox</text:a></text:p>
          </table:table-cell>
          <table:table-cell table:style-name="Table1.A1" office:value-type="string">
            <text:p text:style-name="Table_20_Contents"><text:a xlink:type="simple" xlink:href="https://www.w3schools.com/tags/tag_iframe.asp" text:style-name="Internet_20_link" text:visited-style-name="Visited_20_Internet_20_Link">&lt;iframe&gt;</text:a></text:p>
          </table:table-cell>
          <table:table-cell table:style-name="Table1.A1" office:value-type="string">
            <text:p text:style-name="Table_20_Contents">Enables an extra set of restrictions for the content in an &lt;iframe&gt;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scope.asp" text:style-name="Internet_20_link" text:visited-style-name="Visited_20_Internet_20_Link">scope</text:a></text:p>
          </table:table-cell>
          <table:table-cell table:style-name="Table1.A1" office:value-type="string">
            <text:p text:style-name="Table_20_Contents"><text:a xlink:type="simple" xlink:href="https://www.w3schools.com/tags/tag_th.asp" text:style-name="Internet_20_link" text:visited-style-name="Visited_20_Internet_20_Link">&lt;th&gt;</text:a></text:p>
          </table:table-cell>
          <table:table-cell table:style-name="Table1.A1" office:value-type="string">
            <text:p text:style-name="Table_20_Contents">Specifies whether a header cell is a header for a column, row, or group of columns or row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selected.asp" text:style-name="Internet_20_link" text:visited-style-name="Visited_20_Internet_20_Link">selected</text:a></text:p>
          </table:table-cell>
          <table:table-cell table:style-name="Table1.A1" office:value-type="string">
            <text:p text:style-name="Table_20_Contents"><text:a xlink:type="simple" xlink:href="https://www.w3schools.com/tags/tag_option.asp" text:style-name="Internet_20_link" text:visited-style-name="Visited_20_Internet_20_Link">&lt;option&gt;</text:a></text:p>
          </table:table-cell>
          <table:table-cell table:style-name="Table1.A1" office:value-type="string">
            <text:p text:style-name="Table_20_Contents">Specifies that an option should be pre-selected when the page load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shape.asp" text:style-name="Internet_20_link" text:visited-style-name="Visited_20_Internet_20_Link">shape</text:a></text:p>
          </table:table-cell>
          <table:table-cell table:style-name="Table1.A1" office:value-type="string">
            <text:p text:style-name="Table_20_Contents"><text:a xlink:type="simple" xlink:href="https://www.w3schools.com/tags/tag_area.asp" text:style-name="Internet_20_link" text:visited-style-name="Visited_20_Internet_20_Link">&lt;area&gt;</text:a></text:p>
          </table:table-cell>
          <table:table-cell table:style-name="Table1.A1" office:value-type="string">
            <text:p text:style-name="Table_20_Contents">Specifies the shape of the area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size.asp" text:style-name="Internet_20_link" text:visited-style-name="Visited_20_Internet_20_Link">size</text:a></text:p>
          </table:table-cell>
          <table:table-cell table:style-name="Table1.A1" office:value-type="string">
            <text:p text:style-name="Table_20_Contents"><text:a xlink:type="simple" xlink:href="https://www.w3schools.com/tags/tag_input.asp" text:style-name="Internet_20_link" text:visited-style-name="Visited_20_Internet_20_Link">&lt;input&gt;</text:a>, <text:a xlink:type="simple" xlink:href="https://www.w3schools.com/tags/tag_select.asp" text:style-name="Internet_20_link" text:visited-style-name="Visited_20_Internet_20_Link">&lt;select&gt;</text:a></text:p>
          </table:table-cell>
          <table:table-cell table:style-name="Table1.A1" office:value-type="string">
            <text:p text:style-name="Table_20_Contents">Specifies the width, in characters (for &lt;input&gt;) or specifies the number of visible options (for <text:soft-page-break/>&lt;select&gt;)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sizes.asp" text:style-name="Internet_20_link" text:visited-style-name="Visited_20_Internet_20_Link">sizes</text:a></text:p>
          </table:table-cell>
          <table:table-cell table:style-name="Table1.A1" office:value-type="string">
            <text:p text:style-name="Table_20_Contents"><text:a xlink:type="simple" xlink:href="https://www.w3schools.com/tags/tag_img.asp" text:style-name="Internet_20_link" text:visited-style-name="Visited_20_Internet_20_Link">&lt;img&gt;</text:a>, <text:a xlink:type="simple" xlink:href="https://www.w3schools.com/tags/tag_link.asp" text:style-name="Internet_20_link" text:visited-style-name="Visited_20_Internet_20_Link">&lt;link&gt;</text:a>, <text:a xlink:type="simple" xlink:href="https://www.w3schools.com/tags/tag_source.asp" text:style-name="Internet_20_link" text:visited-style-name="Visited_20_Internet_20_Link">&lt;source&gt;</text:a></text:p>
          </table:table-cell>
          <table:table-cell table:style-name="Table1.A1" office:value-type="string">
            <text:p text:style-name="Table_20_Contents">Specifies the size of the linked resourc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span.asp" text:style-name="Internet_20_link" text:visited-style-name="Visited_20_Internet_20_Link">span</text:a></text:p>
          </table:table-cell>
          <table:table-cell table:style-name="Table1.A1" office:value-type="string">
            <text:p text:style-name="Table_20_Contents"><text:a xlink:type="simple" xlink:href="https://www.w3schools.com/tags/tag_col.asp" text:style-name="Internet_20_link" text:visited-style-name="Visited_20_Internet_20_Link">&lt;col&gt;</text:a>, <text:a xlink:type="simple" xlink:href="https://www.w3schools.com/tags/tag_colgroup.asp" text:style-name="Internet_20_link" text:visited-style-name="Visited_20_Internet_20_Link">&lt;colgroup&gt;</text:a></text:p>
          </table:table-cell>
          <table:table-cell table:style-name="Table1.A1" office:value-type="string">
            <text:p text:style-name="Table_20_Contents">Specifies the number of columns to span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spellcheck.asp" text:style-name="Internet_20_link" text:visited-style-name="Visited_20_Internet_20_Link">spellcheck</text:a></text:p>
          </table:table-cell>
          <table:table-cell table:style-name="Table1.A1" office:value-type="string">
            <text:p text:style-name="Table_20_Contents"><text:a xlink:type="simple" xlink:href="https://www.w3schools.com/tags/ref_standardattributes.asp" text:style-name="Internet_20_link" text:visited-style-name="Visited_20_Internet_20_Link">Global Attributes</text:a></text:p>
          </table:table-cell>
          <table:table-cell table:style-name="Table1.A1" office:value-type="string">
            <text:p text:style-name="Table_20_Contents">Specifies whether the element is to have its spelling and grammar checked or no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src.asp" text:style-name="Internet_20_link" text:visited-style-name="Visited_20_Internet_20_Link">src</text:a></text:p>
          </table:table-cell>
          <table:table-cell table:style-name="Table1.A1" office:value-type="string">
            <text:p text:style-name="Table_20_Contents"><text:a xlink:type="simple" xlink:href="https://www.w3schools.com/tags/tag_audio.asp" text:style-name="Internet_20_link" text:visited-style-name="Visited_20_Internet_20_Link">&lt;audio&gt;</text:a>, <text:a xlink:type="simple" xlink:href="https://www.w3schools.com/tags/tag_embed.asp" text:style-name="Internet_20_link" text:visited-style-name="Visited_20_Internet_20_Link">&lt;embed&gt;</text:a>, <text:a xlink:type="simple" xlink:href="https://www.w3schools.com/tags/tag_iframe.asp" text:style-name="Internet_20_link" text:visited-style-name="Visited_20_Internet_20_Link">&lt;iframe&gt;</text:a>, <text:a xlink:type="simple" xlink:href="https://www.w3schools.com/tags/tag_img.asp" text:style-name="Internet_20_link" text:visited-style-name="Visited_20_Internet_20_Link">&lt;img&gt;</text:a>, <text:a xlink:type="simple" xlink:href="https://www.w3schools.com/tags/tag_input.asp" text:style-name="Internet_20_link" text:visited-style-name="Visited_20_Internet_20_Link">&lt;input&gt;</text:a>, <text:a xlink:type="simple" xlink:href="https://www.w3schools.com/tags/tag_script.asp" text:style-name="Internet_20_link" text:visited-style-name="Visited_20_Internet_20_Link">&lt;script&gt;</text:a>, <text:a xlink:type="simple" xlink:href="https://www.w3schools.com/tags/tag_source.asp" text:style-name="Internet_20_link" text:visited-style-name="Visited_20_Internet_20_Link">&lt;source&gt;</text:a>, <text:a xlink:type="simple" xlink:href="https://www.w3schools.com/tags/tag_track.asp" text:style-name="Internet_20_link" text:visited-style-name="Visited_20_Internet_20_Link">&lt;track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pecifies the URL of the media fil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srcdoc.asp" text:style-name="Internet_20_link" text:visited-style-name="Visited_20_Internet_20_Link">srcdoc</text:a></text:p>
          </table:table-cell>
          <table:table-cell table:style-name="Table1.A1" office:value-type="string">
            <text:p text:style-name="Table_20_Contents"><text:a xlink:type="simple" xlink:href="https://www.w3schools.com/tags/tag_iframe.asp" text:style-name="Internet_20_link" text:visited-style-name="Visited_20_Internet_20_Link">&lt;iframe&gt;</text:a></text:p>
          </table:table-cell>
          <table:table-cell table:style-name="Table1.A1" office:value-type="string">
            <text:p text:style-name="Table_20_Contents">Specifies the HTML content of the page to show in the &lt;iframe&gt;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a xlink:type="simple" xlink:href="https://www.w3schools.com/tags/tag_track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source_srcset.asp" text:style-name="Internet_20_link" text:visited-style-name="Visited_20_Internet_20_Link">srcset</text:a></text:p>
          </table:table-cell>
          <table:table-cell table:style-name="Table1.A1" office:value-type="string">
            <text:p text:style-name="Table_20_Contents"><text:a xlink:type="simple" xlink:href="https://www.w3schools.com/tags/tag_img.asp" text:style-name="Internet_20_link" text:visited-style-name="Visited_20_Internet_20_Link">&lt;img&gt;</text:a>, <text:a xlink:type="simple" xlink:href="https://www.w3schools.com/tags/tag_source.asp" text:style-name="Internet_20_link" text:visited-style-name="Visited_20_Internet_20_Link">&lt;source&gt;</text:a></text:p>
          </table:table-cell>
          <table:table-cell table:style-name="Table1.A1" office:value-type="string">
            <text:p text:style-name="Table_20_Contents">Specifies the URL of the image to use in different situation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start.asp" text:style-name="Internet_20_link" text:visited-style-name="Visited_20_Internet_20_Link">start</text:a></text:p>
          </table:table-cell>
          <table:table-cell table:style-name="Table1.A1" office:value-type="string">
            <text:p text:style-name="Table_20_Contents"><text:a xlink:type="simple" xlink:href="https://www.w3schools.com/tags/tag_ol.asp" text:style-name="Internet_20_link" text:visited-style-name="Visited_20_Internet_20_Link">&lt;ol&gt;</text:a></text:p>
          </table:table-cell>
          <table:table-cell table:style-name="Table1.A1" office:value-type="string">
            <text:p text:style-name="Table_20_Contents">Specifies the start value of an ordered lis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step.asp" text:style-name="Internet_20_link" text:visited-style-name="Visited_20_Internet_20_Link">step</text:a></text:p>
          </table:table-cell>
          <table:table-cell table:style-name="Table1.A1" office:value-type="string">
            <text:p text:style-name="Table_20_Contents"><text:a xlink:type="simple" xlink:href="https://www.w3schools.com/tags/tag_input.asp" text:style-name="Internet_20_link" text:visited-style-name="Visited_20_Internet_20_Link">&lt;input&gt;</text:a></text:p>
          </table:table-cell>
          <table:table-cell table:style-name="Table1.A1" office:value-type="string">
            <text:p text:style-name="Table_20_Contents">Specifies the legal number intervals for an input fiel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style.asp" text:style-name="Internet_20_link" text:visited-style-name="Visited_20_Internet_20_Link">style</text:a></text:p>
          </table:table-cell>
          <table:table-cell table:style-name="Table1.A1" office:value-type="string">
            <text:p text:style-name="Table_20_Contents"><text:a xlink:type="simple" xlink:href="https://www.w3schools.com/tags/ref_standardattributes.asp" text:style-name="Internet_20_link" text:visited-style-name="Visited_20_Internet_20_Link">Global Attributes</text:a></text:p>
          </table:table-cell>
          <table:table-cell table:style-name="Table1.A1" office:value-type="string">
            <text:p text:style-name="Table_20_Contents">Specifies an inline CSS style for an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tabindex.asp" text:style-name="Internet_20_link" text:visited-style-name="Visited_20_Internet_20_Link">tabindex</text:a></text:p>
          </table:table-cell>
          <table:table-cell table:style-name="Table1.A1" office:value-type="string">
            <text:p text:style-name="Table_20_Contents"><text:a xlink:type="simple" xlink:href="https://www.w3schools.com/tags/ref_standardattributes.asp" text:style-name="Internet_20_link" text:visited-style-name="Visited_20_Internet_20_Link">Global Attributes</text:a></text:p>
          </table:table-cell>
          <table:table-cell table:style-name="Table1.A1" office:value-type="string">
            <text:p text:style-name="Table_20_Contents">Specifies the tabbing order of an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target.asp" text:style-name="Internet_20_link" text:visited-style-name="Visited_20_Internet_20_Link">target</text:a></text:p>
          </table:table-cell>
          <table:table-cell table:style-name="Table1.A1" office:value-type="string">
            <text:p text:style-name="Table_20_Contents"><text:a xlink:type="simple" xlink:href="https://www.w3schools.com/tags/tag_a.asp" text:style-name="Internet_20_link" text:visited-style-name="Visited_20_Internet_20_Link">&lt;a&gt;</text:a>, <text:a xlink:type="simple" xlink:href="https://www.w3schools.com/tags/tag_area.asp" text:style-name="Internet_20_link" text:visited-style-name="Visited_20_Internet_20_Link">&lt;area&gt;</text:a>, <text:a xlink:type="simple" xlink:href="https://www.w3schools.com/tags/tag_base.asp" text:style-name="Internet_20_link" text:visited-style-name="Visited_20_Internet_20_Link">&lt;base&gt;</text:a>, <text:a xlink:type="simple" xlink:href="https://www.w3schools.com/tags/tag_form.asp" text:style-name="Internet_20_link" text:visited-style-name="Visited_20_Internet_20_Link">&lt;form&gt;</text:a></text:p>
          </table:table-cell>
          <table:table-cell table:style-name="Table1.A1" office:value-type="string">
            <text:p text:style-name="Table_20_Contents">Specifies the target for where to open the linked document or where to submit the form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title.asp" text:style-name="Internet_20_link" text:visited-style-name="Visited_20_Internet_20_Link">title</text:a></text:p>
          </table:table-cell>
          <table:table-cell table:style-name="Table1.A1" office:value-type="string">
            <text:p text:style-name="Table_20_Contents"><text:a xlink:type="simple" xlink:href="https://www.w3schools.com/tags/ref_standardattributes.asp" text:style-name="Internet_20_link" text:visited-style-name="Visited_20_Internet_20_Link">Global Attributes</text:a></text:p>
          </table:table-cell>
          <table:table-cell table:style-name="Table1.A1" office:value-type="string">
            <text:p text:style-name="Table_20_Contents">Specifies extra information about an element</text:p>
          </table:table-cell>
        </table:table-row>
        <table:table-row table:style-name="Table1.95">
          <table:table-cell table:style-name="Table1.A1" office:value-type="string">
            <text:p text:style-name="Table_20_Contents"><text:a xlink:type="simple" xlink:href="https://www.w3schools.com/tags/att_translate.asp" text:style-name="Internet_20_link" text:visited-style-name="Visited_20_Internet_20_Link">translate</text:a></text:p>
          </table:table-cell>
          <table:table-cell table:style-name="Table1.A1" office:value-type="string">
            <text:p text:style-name="Table_20_Contents"><text:a xlink:type="simple" xlink:href="https://www.w3schools.com/tags/ref_standardattributes.asp" text:style-name="Internet_20_link" text:visited-style-name="Visited_20_Internet_20_Link">Global Attributes</text:a></text:p>
          </table:table-cell>
          <table:table-cell table:style-name="Table1.A1" office:value-type="string">
            <text:p text:style-name="Table_20_Contents">Specifies whether the content of an element should be translated or not</text:p>
          </table:table-cell>
        </table:table-row>
        <table:table-row table:style-name="Table1.96">
          <table:table-cell table:style-name="Table1.A1" office:value-type="string">
            <text:p text:style-name="Table_20_Contents"><text:a xlink:type="simple" xlink:href="https://www.w3schools.com/tags/att_type.asp" text:style-name="Internet_20_link" text:visited-style-name="Visited_20_Internet_20_Link">type</text:a></text:p>
          </table:table-cell>
          <table:table-cell table:style-name="Table1.A1" office:value-type="string">
            <text:p text:style-name="Table_20_Contents"><text:a xlink:type="simple" xlink:href="https://www.w3schools.com/tags/tag_button.asp" text:style-name="Internet_20_link" text:visited-style-name="Visited_20_Internet_20_Link">&lt;button&gt;</text:a>, <text:a xlink:type="simple" xlink:href="https://www.w3schools.com/tags/tag_embed.asp" text:style-name="Internet_20_link" text:visited-style-name="Visited_20_Internet_20_Link">&lt;embed&gt;</text:a>, <text:a xlink:type="simple" xlink:href="https://www.w3schools.com/tags/tag_input.asp" text:style-name="Internet_20_link" text:visited-style-name="Visited_20_Internet_20_Link">&lt;input&gt;</text:a>, <text:a xlink:type="simple" xlink:href="https://www.w3schools.com/tags/tag_link.asp" text:style-name="Internet_20_link" text:visited-style-name="Visited_20_Internet_20_Link">&lt;link&gt;</text:a>, <text:a xlink:type="simple" xlink:href="https://www.w3schools.com/tags/tag_menu.asp" text:style-name="Internet_20_link" text:visited-style-name="Visited_20_Internet_20_Link">&lt;menu&gt;</text:a>, <text:a xlink:type="simple" xlink:href="https://www.w3schools.com/tags/tag_object.asp" text:style-name="Internet_20_link" text:visited-style-name="Visited_20_Internet_20_Link">&lt;object&gt;</text:a>, <text:a xlink:type="simple" xlink:href="https://www.w3schools.com/tags/tag_script.asp" text:style-name="Internet_20_link" text:visited-style-name="Visited_20_Internet_20_Link">&lt;script&gt;</text:a>, <text:a xlink:type="simple" xlink:href="https://www.w3schools.com/tags/tag_source.asp" text:style-name="Internet_20_link" text:visited-style-name="Visited_20_Internet_20_Link">&lt;source&gt;</text:a>, <text:a xlink:type="simple" xlink:href="https://www.w3schools.com/tags/tag_style.asp" text:style-name="Internet_20_link" text:visited-style-name="Visited_20_Internet_20_Link">&lt;style&gt;</text:a></text:p>
          </table:table-cell>
          <table:table-cell table:style-name="Table1.A1" office:value-type="string">
            <text:p text:style-name="Table_20_Contents">Specifies the type of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usemap.asp" text:style-name="Internet_20_link" text:visited-style-name="Visited_20_Internet_20_Link">usemap</text:a></text:p>
          </table:table-cell>
          <table:table-cell table:style-name="Table1.A1" office:value-type="string">
            <text:p text:style-name="Table_20_Contents"><text:a xlink:type="simple" xlink:href="https://www.w3schools.com/tags/tag_img.asp" text:style-name="Internet_20_link" text:visited-style-name="Visited_20_Internet_20_Link">&lt;img&gt;</text:a>, <text:a xlink:type="simple" xlink:href="https://www.w3schools.com/tags/tag_object.asp" text:style-name="Internet_20_link" text:visited-style-name="Visited_20_Internet_20_Link">&lt;object&gt;</text:a></text:p>
          </table:table-cell>
          <table:table-cell table:style-name="Table1.A1" office:value-type="string">
            <text:p text:style-name="Table_20_Contents">Specifies an image as a client-side image-map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value.asp" text:style-name="Internet_20_link" text:visited-style-name="Visited_20_Internet_20_Link">value</text:a></text:p>
          </table:table-cell>
          <table:table-cell table:style-name="Table1.A1" office:value-type="string">
            <text:p text:style-name="Table_20_Contents"><text:a xlink:type="simple" xlink:href="https://www.w3schools.com/tags/tag_button.asp" text:style-name="Internet_20_link" text:visited-style-name="Visited_20_Internet_20_Link">&lt;button&gt;</text:a>, <text:a xlink:type="simple" xlink:href="https://www.w3schools.com/tags/tag_input.asp" text:style-name="Internet_20_link" text:visited-style-name="Visited_20_Internet_20_Link">&lt;input&gt;</text:a>, <text:a xlink:type="simple" xlink:href="https://www.w3schools.com/tags/tag_li.asp" text:style-name="Internet_20_link" text:visited-style-name="Visited_20_Internet_20_Link">&lt;li&gt;</text:a>, <text:a xlink:type="simple" xlink:href="https://www.w3schools.com/tags/tag_option.asp" text:style-name="Internet_20_link" text:visited-style-name="Visited_20_Internet_20_Link">&lt;option&gt;</text:a>, <text:a xlink:type="simple" xlink:href="https://www.w3schools.com/tags/tag_meter.asp" text:style-name="Internet_20_link" text:visited-style-name="Visited_20_Internet_20_Link">&lt;meter&gt;</text:a>, <text:a xlink:type="simple" xlink:href="https://www.w3schools.com/tags/tag_progress.asp" text:style-name="Internet_20_link" text:visited-style-name="Visited_20_Internet_20_Link">&lt;progress&gt;</text:a>, <text:a xlink:type="simple" xlink:href="https://www.w3schools.com/tags/tag_param.asp" text:style-name="Internet_20_link" text:visited-style-name="Visited_20_Internet_20_Link">&lt;param&gt;</text:a></text:p>
          </table:table-cell>
          <table:table-cell table:style-name="Table1.A1" office:value-type="string">
            <text:p text:style-name="Table_20_Contents">Specifies the value of the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width.asp" text:style-name="Internet_20_link" text:visited-style-name="Visited_20_Internet_20_Link">width</text:a></text:p>
          </table:table-cell>
          <table:table-cell table:style-name="Table1.A1" office:value-type="string">
            <text:p text:style-name="Table_20_Contents">&lt;canvas&gt;, <text:a xlink:type="simple" xlink:href="https://www.w3schools.com/tags/tag_embed.asp" text:style-name="Internet_20_link" text:visited-style-name="Visited_20_Internet_20_Link">&lt;embed&gt;</text:a>, <text:a xlink:type="simple" xlink:href="https://www.w3schools.com/tags/tag_iframe.asp" text:style-name="Internet_20_link" text:visited-style-name="Visited_20_Internet_20_Link">&lt;iframe&gt;</text:a>, <text:a xlink:type="simple" xlink:href="https://www.w3schools.com/tags/tag_img.asp" text:style-name="Internet_20_link" text:visited-style-name="Visited_20_Internet_20_Link">&lt;img&gt;</text:a>, <text:a xlink:type="simple" xlink:href="https://www.w3schools.com/tags/tag_input.asp" text:style-name="Internet_20_link" text:visited-style-name="Visited_20_Internet_20_Link">&lt;input&gt;</text:a>, <text:a xlink:type="simple" xlink:href="https://www.w3schools.com/tags/tag_object.asp" text:style-name="Internet_20_link" text:visited-style-name="Visited_20_Internet_20_Link">&lt;object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pecifies the width of the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wrap.asp" text:style-name="Internet_20_link" text:visited-style-name="Visited_20_Internet_20_Link">wrap</text:a></text:p>
          </table:table-cell>
          <table:table-cell table:style-name="Table1.A1" office:value-type="string">
            <text:p text:style-name="Table_20_Contents"><text:a xlink:type="simple" xlink:href="https://www.w3schools.com/tags/tag_textarea.asp" text:style-name="Internet_20_link" text:visited-style-name="Visited_20_Internet_20_Link">&lt;textarea&gt;</text:a></text:p>
          </table:table-cell>
          <table:table-cell table:style-name="Table1.A1" office:value-type="string">
            <text:p text:style-name="P1">Specifies how the text in a text area is to be wrapped when submitted in a form be wrapped when submitted in a form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mousedown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mouseout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mouseover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mouseup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mousewheel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offline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body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online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body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a xlink:type="simple" xlink:href="https://www.w3schools.com/tags/tag_body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pageshow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body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paste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pause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video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play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video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playing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video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a xlink:type="simple" xlink:href="https://www.w3schools.com/tags/tag_body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progress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video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ratechange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video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reset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form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resize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body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scroll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search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input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seeked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video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seeking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video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select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show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menu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stalled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video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a xlink:type="simple" xlink:href="https://www.w3schools.com/tags/tag_body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submit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form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suspend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video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timeupdate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video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toggle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details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unload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body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volumechange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video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waiting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video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pen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details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ptimum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meter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pattern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input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placeholder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textarea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poster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video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preload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video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readonly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textarea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rel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link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required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textarea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reversed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ol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rows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textarea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rowspan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th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sandbox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iframe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scope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th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selected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option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>
          <table:table-cell table:style-name="Table1.A1" office:value-type="string">
            <text:p text:style-name="Table_20_Contents"><text:a xlink:type="simple" xlink:href="https://www.w3schools.com/tags/att_shape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area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size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select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sizes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source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span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colgroup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spellcheck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ref_standardattributes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src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video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srcdoc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iframe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srclang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track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source_srcset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source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start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ol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step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input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style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ref_standardattributes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tabindex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ref_standardattributes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target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form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title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ref_standardattributes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translate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ref_standardattributes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type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style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usemap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object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value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param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width.asp" text:style-name="Internet_20_link" text:visited-style-name="Visited_20_Internet_20_Link"/></text:p>
          </table:table-cell>
          <table:table-cell table:style-name="Table1.A1" office:value-type="string">
            <text:p text:style-name="Table_20_Contents"><text:a xlink:type="simple" xlink:href="https://www.w3schools.com/tags/tag_video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a xlink:type="simple" xlink:href="https://www.w3schools.com/tags/tag_textarea.asp" text:style-name="Internet_20_link" text:visited-style-name="Visited_20_Internet_20_Link"/></text:p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12:31:11.335745213</meta:creation-date>
    <dc:date>2018-06-15T12:44:34.386367379</dc:date>
    <meta:editing-duration>PT3M3S</meta:editing-duration>
    <meta:editing-cycles>1</meta:editing-cycles>
    <meta:document-statistic meta:table-count="1" meta:image-count="0" meta:object-count="0" meta:page-count="6" meta:paragraph-count="234" meta:word-count="1044" meta:character-count="6616" meta:non-whitespace-character-count="5806"/>
    <meta:generator>LibreOffice/5.1.6.2$Linux_X86_64 LibreOffice_project/10m0$Build-2</meta:generator>
  </office:meta>
</office:document-meta>
</file>